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82.16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83.2mm"/>
    </style:style>
    <style:style style:name="co10" style:family="table-column">
      <style:table-column-properties fo:break-before="auto" style:column-width="82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obChanceFemal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geRan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EducationLevel</text:p>
          </table:table-cell>
          <table:table-cell office:value-type="string" calcext:value-type="string">
            <text:p>ThousandEmployed</text:p>
          </table:table-cell>
          <table:table-cell office:value-type="string" calcext:value-type="string">
            <text:p>MedianAnnualWag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ercentageAdded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348" calcext:value-type="float">
            <text:p>15348</text:p>
          </table:table-cell>
          <table:table-cell table:number-columns-repeated="2" office:value-type="float" office:value="24.13793103" calcext:value-type="float">
            <text:p>24.13793103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2830" calcext:value-type="float">
            <text:p>12830</text:p>
          </table:table-cell>
          <table:table-cell office:value-type="float" office:value="35.34482759" calcext:value-type="float">
            <text:p>35.34482759</text:p>
          </table:table-cell>
          <table:table-cell office:value-type="float" office:value="59.48275862" calcext:value-type="float">
            <text:p>59.48275862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668" calcext:value-type="float">
            <text:p>11668</text:p>
          </table:table-cell>
          <table:table-cell office:value-type="float" office:value="19.82758621" calcext:value-type="float">
            <text:p>19.82758621</text:p>
          </table:table-cell>
          <table:table-cell office:value-type="float" office:value="79.31034483" calcext:value-type="float">
            <text:p>79.31034483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663" calcext:value-type="float">
            <text:p>13663</text:p>
          </table:table-cell>
          <table:table-cell office:value-type="float" office:value="1.724137931" calcext:value-type="float">
            <text:p>1.724137931</text:p>
          </table:table-cell>
          <table:table-cell office:value-type="float" office:value="81.03448276" calcext:value-type="float">
            <text:p>81.03448276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Professional job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07" calcext:value-type="float">
            <text:p>15607</text:p>
          </table:table-cell>
          <table:table-cell office:value-type="float" office:value="2.586206897" calcext:value-type="float">
            <text:p>2.586206897</text:p>
          </table:table-cell>
          <table:table-cell office:value-type="float" office:value="83.62068966" calcext:value-type="float">
            <text:p>83.62068966</text:p>
          </table:table-cell>
        </table:table-row>
        <table:table-row table:style-name="ro1">
          <table:table-cell office:value-type="string" calcext:value-type="string">
            <text:p>18-21</text:p>
          </table:table-cell>
          <table:table-cell office:value-type="string" calcext:value-type="string">
            <text:p>Sales and customer servic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618" calcext:value-type="float">
            <text:p>13618</text:p>
          </table:table-cell>
          <table:table-cell office:value-type="float" office:value="16.37931034" calcext:value-type="float">
            <text:p>16.379310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9702" calcext:value-type="float">
            <text:p>19702</text:p>
          </table:table-cell>
          <table:table-cell table:number-columns-repeated="2" office:value-type="float" office:value="17.49521989" calcext:value-type="float">
            <text:p>17.49521989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25140" calcext:value-type="float">
            <text:p>25140</text:p>
          </table:table-cell>
          <table:table-cell office:value-type="float" office:value="18.83365201" calcext:value-type="float">
            <text:p>18.83365201</text:p>
          </table:table-cell>
          <table:table-cell office:value-type="float" office:value="36.32887189" calcext:value-type="float">
            <text:p>36.32887189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5712" calcext:value-type="float">
            <text:p>15712</text:p>
          </table:table-cell>
          <table:table-cell office:value-type="float" office:value="16.15678776" calcext:value-type="float">
            <text:p>16.15678776</text:p>
          </table:table-cell>
          <table:table-cell office:value-type="float" office:value="52.48565966" calcext:value-type="float">
            <text:p>52.48565966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5334" calcext:value-type="float">
            <text:p>25334</text:p>
          </table:table-cell>
          <table:table-cell office:value-type="float" office:value="6.309751434" calcext:value-type="float">
            <text:p>6.309751434</text:p>
          </table:table-cell>
          <table:table-cell office:value-type="float" office:value="58.79541109" calcext:value-type="float">
            <text:p>58.79541109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096" calcext:value-type="float">
            <text:p>17096</text:p>
          </table:table-cell>
          <table:table-cell office:value-type="float" office:value="1.912045889" calcext:value-type="float">
            <text:p>1.912045889</text:p>
          </table:table-cell>
          <table:table-cell office:value-type="float" office:value="60.70745698" calcext:value-type="float">
            <text:p>60.70745698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Professional jobs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27927" calcext:value-type="float">
            <text:p>27927</text:p>
          </table:table-cell>
          <table:table-cell office:value-type="float" office:value="27.43785851" calcext:value-type="float">
            <text:p>27.43785851</text:p>
          </table:table-cell>
          <table:table-cell office:value-type="float" office:value="88.14531549" calcext:value-type="float">
            <text:p>88.14531549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Sales and customer service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7421" calcext:value-type="float">
            <text:p>17421</text:p>
          </table:table-cell>
          <table:table-cell office:value-type="float" office:value="10.22944551" calcext:value-type="float">
            <text:p>10.22944551</text:p>
          </table:table-cell>
          <table:table-cell office:value-type="float" office:value="98.37476099" calcext:value-type="float">
            <text:p>98.37476099</text:p>
          </table:table-cell>
        </table:table-row>
        <table:table-row table:style-name="ro1">
          <table:table-cell office:value-type="string" calcext:value-type="string">
            <text:p>22-29</text:p>
          </table:table-cell>
          <table:table-cell office:value-type="string" calcext:value-type="string">
            <text:p>Skilled trades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75" calcext:value-type="float">
            <text:p>20775</text:p>
          </table:table-cell>
          <table:table-cell office:value-type="float" office:value="1.625239006" calcext:value-type="float">
            <text:p>1.625239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22036" calcext:value-type="float">
            <text:p>22036</text:p>
          </table:table-cell>
          <table:table-cell table:number-columns-repeated="2" office:value-type="float" office:value="14.60296097" calcext:value-type="float">
            <text:p>14.60296097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29800" calcext:value-type="float">
            <text:p>29800</text:p>
          </table:table-cell>
          <table:table-cell office:value-type="float" office:value="20.45760431" calcext:value-type="float">
            <text:p>20.45760431</text:p>
          </table:table-cell>
          <table:table-cell office:value-type="float" office:value="35.06056528" calcext:value-type="float">
            <text:p>35.06056528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7506" calcext:value-type="float">
            <text:p>17506</text:p>
          </table:table-cell>
          <table:table-cell office:value-type="float" office:value="9.152086137" calcext:value-type="float">
            <text:p>9.152086137</text:p>
          </table:table-cell>
          <table:table-cell office:value-type="float" office:value="44.21265141" calcext:value-type="float">
            <text:p>44.21265141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778" calcext:value-type="float">
            <text:p>15778</text:p>
          </table:table-cell>
          <table:table-cell office:value-type="float" office:value="3.835800808" calcext:value-type="float">
            <text:p>3.835800808</text:p>
          </table:table-cell>
          <table:table-cell office:value-type="float" office:value="48.04845222" calcext:value-type="float">
            <text:p>48.04845222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37030" calcext:value-type="float">
            <text:p>37030</text:p>
          </table:table-cell>
          <table:table-cell office:value-type="float" office:value="10.63257066" calcext:value-type="float">
            <text:p>10.63257066</text:p>
          </table:table-cell>
          <table:table-cell office:value-type="float" office:value="58.68102288" calcext:value-type="float">
            <text:p>58.68102288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009" calcext:value-type="float">
            <text:p>19009</text:p>
          </table:table-cell>
          <table:table-cell office:value-type="float" office:value="1.749663526" calcext:value-type="float">
            <text:p>1.749663526</text:p>
          </table:table-cell>
          <table:table-cell office:value-type="float" office:value="60.43068641" calcext:value-type="float">
            <text:p>60.43068641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Professional jobs</text:p>
          </table:table-cell>
          <table:table-cell office:value-type="float" office:value="2" calcext:value-type="float">
            <text:p>2</text:p>
          </table:table-cell>
          <table:table-cell office:value-type="float" office:value="482" calcext:value-type="float">
            <text:p>482</text:p>
          </table:table-cell>
          <table:table-cell office:value-type="float" office:value="34725" calcext:value-type="float">
            <text:p>34725</text:p>
          </table:table-cell>
          <table:table-cell office:value-type="float" office:value="32.43606999" calcext:value-type="float">
            <text:p>32.43606999</text:p>
          </table:table-cell>
          <table:table-cell office:value-type="float" office:value="92.86675639" calcext:value-type="float">
            <text:p>92.86675639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Sales and customer service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848" calcext:value-type="float">
            <text:p>18848</text:p>
          </table:table-cell>
          <table:table-cell office:value-type="float" office:value="5.450874832" calcext:value-type="float">
            <text:p>5.450874832</text:p>
          </table:table-cell>
          <table:table-cell office:value-type="float" office:value="98.31763122" calcext:value-type="float">
            <text:p>98.31763122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Skilled trade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674" calcext:value-type="float">
            <text:p>18674</text:p>
          </table:table-cell>
          <table:table-cell office:value-type="float" office:value="1.682368775" calcext:value-type="float">
            <text:p>1.682368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2142" calcext:value-type="float">
            <text:p>22142</text:p>
          </table:table-cell>
          <table:table-cell table:number-columns-repeated="2" office:value-type="float" office:value="18.46819024" calcext:value-type="float">
            <text:p>18.46819024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30279" calcext:value-type="float">
            <text:p>30279</text:p>
          </table:table-cell>
          <table:table-cell office:value-type="float" office:value="16.9857937" calcext:value-type="float">
            <text:p>16.9857937</text:p>
          </table:table-cell>
          <table:table-cell office:value-type="float" office:value="35.45398394" calcext:value-type="float">
            <text:p>35.45398394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7287" calcext:value-type="float">
            <text:p>17287</text:p>
          </table:table-cell>
          <table:table-cell office:value-type="float" office:value="12.10623842" calcext:value-type="float">
            <text:p>12.10623842</text:p>
          </table:table-cell>
          <table:table-cell office:value-type="float" office:value="47.56022236" calcext:value-type="float">
            <text:p>47.56022236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507" calcext:value-type="float">
            <text:p>15507</text:p>
          </table:table-cell>
          <table:table-cell office:value-type="float" office:value="4.447189623" calcext:value-type="float">
            <text:p>4.447189623</text:p>
          </table:table-cell>
          <table:table-cell office:value-type="float" office:value="52.00741198" calcext:value-type="float">
            <text:p>52.00741198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40506" calcext:value-type="float">
            <text:p>40506</text:p>
          </table:table-cell>
          <table:table-cell office:value-type="float" office:value="11.55033972" calcext:value-type="float">
            <text:p>11.55033972</text:p>
          </table:table-cell>
          <table:table-cell office:value-type="float" office:value="63.5577517" calcext:value-type="float">
            <text:p>63.557751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387" calcext:value-type="float">
            <text:p>18387</text:p>
          </table:table-cell>
          <table:table-cell office:value-type="float" office:value="2.100061767" calcext:value-type="float">
            <text:p>2.100061767</text:p>
          </table:table-cell>
          <table:table-cell office:value-type="float" office:value="65.65781347" calcext:value-type="float">
            <text:p>65.6578134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Professional jobs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37054" calcext:value-type="float">
            <text:p>37054</text:p>
          </table:table-cell>
          <table:table-cell office:value-type="float" office:value="27.1155034" calcext:value-type="float">
            <text:p>27.1155034</text:p>
          </table:table-cell>
          <table:table-cell office:value-type="float" office:value="92.77331686" calcext:value-type="float">
            <text:p>92.77331686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Sales and customer service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055" calcext:value-type="float">
            <text:p>18055</text:p>
          </table:table-cell>
          <table:table-cell office:value-type="float" office:value="5.435453984" calcext:value-type="float">
            <text:p>5.435453984</text:p>
          </table:table-cell>
          <table:table-cell office:value-type="float" office:value="98.20877085" calcext:value-type="float">
            <text:p>98.2087708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Skilled trades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605" calcext:value-type="float">
            <text:p>18605</text:p>
          </table:table-cell>
          <table:table-cell office:value-type="float" office:value="1.791229154" calcext:value-type="float">
            <text:p>1.791229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21907" calcext:value-type="float">
            <text:p>21907</text:p>
          </table:table-cell>
          <table:table-cell table:number-columns-repeated="2" office:value-type="float" office:value="20.85459184" calcext:value-type="float">
            <text:p>20.85459184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7909" calcext:value-type="float">
            <text:p>27909</text:p>
          </table:table-cell>
          <table:table-cell office:value-type="float" office:value="13.52040816" calcext:value-type="float">
            <text:p>13.52040816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8224" calcext:value-type="float">
            <text:p>18224</text:p>
          </table:table-cell>
          <table:table-cell office:value-type="float" office:value="11.98979592" calcext:value-type="float">
            <text:p>11.98979592</text:p>
          </table:table-cell>
          <table:table-cell office:value-type="float" office:value="46.36479592" calcext:value-type="float">
            <text:p>46.36479592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270" calcext:value-type="float">
            <text:p>15270</text:p>
          </table:table-cell>
          <table:table-cell office:value-type="float" office:value="5.038265306" calcext:value-type="float">
            <text:p>5.038265306</text:p>
          </table:table-cell>
          <table:table-cell office:value-type="float" office:value="51.40306122" calcext:value-type="float">
            <text:p>51.40306122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7061" calcext:value-type="float">
            <text:p>37061</text:p>
          </table:table-cell>
          <table:table-cell office:value-type="float" office:value="11.41581633" calcext:value-type="float">
            <text:p>11.41581633</text:p>
          </table:table-cell>
          <table:table-cell office:value-type="float" office:value="62.81887755" calcext:value-type="float">
            <text:p>62.8188775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666" calcext:value-type="float">
            <text:p>17666</text:p>
          </table:table-cell>
          <table:table-cell office:value-type="float" office:value="2.551020408" calcext:value-type="float">
            <text:p>2.551020408</text:p>
          </table:table-cell>
          <table:table-cell office:value-type="float" office:value="65.36989796" calcext:value-type="float">
            <text:p>65.3698979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Professional jobs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37713" calcext:value-type="float">
            <text:p>37713</text:p>
          </table:table-cell>
          <table:table-cell office:value-type="float" office:value="26.8494898" calcext:value-type="float">
            <text:p>26.8494898</text:p>
          </table:table-cell>
          <table:table-cell office:value-type="float" office:value="92.21938776" calcext:value-type="float">
            <text:p>92.2193877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Sales and customer servic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758" calcext:value-type="float">
            <text:p>16758</text:p>
          </table:table-cell>
          <table:table-cell office:value-type="float" office:value="5.739795918" calcext:value-type="float">
            <text:p>5.739795918</text:p>
          </table:table-cell>
          <table:table-cell office:value-type="float" office:value="97.95918367" calcext:value-type="float">
            <text:p>97.9591836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Skilled trade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743" calcext:value-type="float">
            <text:p>18743</text:p>
          </table:table-cell>
          <table:table-cell office:value-type="float" office:value="2.040816327" calcext:value-type="float">
            <text:p>2.0408163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ministrative and secretarial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1115" calcext:value-type="float">
            <text:p>21115</text:p>
          </table:table-cell>
          <table:table-cell table:number-columns-repeated="2" office:value-type="float" office:value="25.36873156" calcext:value-type="float">
            <text:p>25.368731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ssociate professional and technical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5730" calcext:value-type="float">
            <text:p>25730</text:p>
          </table:table-cell>
          <table:table-cell office:value-type="float" office:value="11.20943953" calcext:value-type="float">
            <text:p>11.20943953</text:p>
          </table:table-cell>
          <table:table-cell office:value-type="float" office:value="36.57817109" calcext:value-type="float">
            <text:p>36.57817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ing, leisure and other services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365" calcext:value-type="float">
            <text:p>18365</text:p>
          </table:table-cell>
          <table:table-cell office:value-type="float" office:value="15.33923304" calcext:value-type="float">
            <text:p>15.33923304</text:p>
          </table:table-cell>
          <table:table-cell office:value-type="float" office:value="51.91740413" calcext:value-type="float">
            <text:p>51.917404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vice, Administration and Trade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104" calcext:value-type="float">
            <text:p>15104</text:p>
          </table:table-cell>
          <table:table-cell office:value-type="float" office:value="6.194690265" calcext:value-type="float">
            <text:p>6.194690265</text:p>
          </table:table-cell>
          <table:table-cell office:value-type="float" office:value="58.1120944" calcext:value-type="float">
            <text:p>58.1120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rs, directors and senior official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907" calcext:value-type="float">
            <text:p>29907</text:p>
          </table:table-cell>
          <table:table-cell office:value-type="float" office:value="10.61946903" calcext:value-type="float">
            <text:p>10.61946903</text:p>
          </table:table-cell>
          <table:table-cell office:value-type="float" office:value="68.73156342" calcext:value-type="float">
            <text:p>68.731563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cess, plant and machine operativ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382" calcext:value-type="float">
            <text:p>15382</text:p>
          </table:table-cell>
          <table:table-cell office:value-type="float" office:value="2.949852507" calcext:value-type="float">
            <text:p>2.949852507</text:p>
          </table:table-cell>
          <table:table-cell office:value-type="float" office:value="71.68141593" calcext:value-type="float">
            <text:p>71.681415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ofessional job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4868" calcext:value-type="float">
            <text:p>34868</text:p>
          </table:table-cell>
          <table:table-cell office:value-type="float" office:value="18.5840708" calcext:value-type="float">
            <text:p>18.5840708</text:p>
          </table:table-cell>
          <table:table-cell office:value-type="float" office:value="90.26548673" calcext:value-type="float">
            <text:p>90.265486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es and customer servic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682" calcext:value-type="float">
            <text:p>15682</text:p>
          </table:table-cell>
          <table:table-cell office:value-type="float" office:value="6.194690265" calcext:value-type="float">
            <text:p>6.194690265</text:p>
          </table:table-cell>
          <table:table-cell office:value-type="float" office:value="96.46017699" calcext:value-type="float">
            <text:p>96.46017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51" calcext:value-type="float">
            <text:p>16351</text:p>
          </table:table-cell>
          <table:table-cell office:value-type="float" office:value="3.539823009" calcext:value-type="float">
            <text:p>3.53982300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ministrative and secretarial occupations</text:p>
          </table:table-cell>
          <table:table-cell office:value-type="string" calcext:value-type="string">
            <text:p>Administrative and secretarial</text:p>
          </table:table-cell>
        </table:table-row>
        <table:table-row table:style-name="ro1">
          <table:table-cell office:value-type="string" calcext:value-type="string">
            <text:p>Associate professional and technical occupations</text:p>
          </table:table-cell>
          <table:table-cell office:value-type="string" calcext:value-type="string">
            <text:p>Associate professional and technical</text:p>
          </table:table-cell>
        </table:table-row>
        <table:table-row table:style-name="ro1">
          <table:table-cell office:value-type="string" calcext:value-type="string">
            <text:p>Caring, leisure and other service occupations</text:p>
          </table:table-cell>
          <table:table-cell office:value-type="string" calcext:value-type="string">
            <text:p>Caring, leisure and other services</text:p>
          </table:table-cell>
        </table:table-row>
        <table:table-row table:style-name="ro1">
          <table:table-cell office:value-type="string" calcext:value-type="string">
            <text:p>Elementary occupations</text:p>
          </table:table-cell>
          <table:table-cell office:value-type="string" calcext:value-type="string">
            <text:p>Service, Administration and Trades</text:p>
          </table:table-cell>
        </table:table-row>
        <table:table-row table:style-name="ro1">
          <table:table-cell table:number-columns-repeated="2" office:value-type="string" calcext:value-type="string">
            <text:p>Managers, directors and senior officials</text:p>
          </table:table-cell>
        </table:table-row>
        <table:table-row table:style-name="ro1">
          <table:table-cell table:number-columns-repeated="2" office:value-type="string" calcext:value-type="string">
            <text:p>Process, plant and machine operatives</text:p>
          </table:table-cell>
        </table:table-row>
        <table:table-row table:style-name="ro1">
          <table:table-cell office:value-type="string" calcext:value-type="string">
            <text:p>Professional occupations</text:p>
          </table:table-cell>
          <table:table-cell office:value-type="string" calcext:value-type="string">
            <text:p>Professional jobs</text:p>
          </table:table-cell>
        </table:table-row>
        <table:table-row table:style-name="ro1">
          <table:table-cell office:value-type="string" calcext:value-type="string">
            <text:p>Sales and customer service occupations</text:p>
          </table:table-cell>
          <table:table-cell office:value-type="string" calcext:value-type="string">
            <text:p>Sales and customer service</text:p>
          </table:table-cell>
        </table:table-row>
        <table:table-row table:style-name="ro1">
          <table:table-cell office:value-type="string" calcext:value-type="string">
            <text:p>Skilled trades occupations</text:p>
          </table:table-cell>
          <table:table-cell office:value-type="string" calcext:value-type="string">
            <text:p>Skilled trad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6:18:10.387000000</dc:date>
    <meta:editing-duration>PT14S</meta:editing-duration>
    <meta:editing-cycles>1</meta:editing-cycles>
    <meta:generator>LibreOffice/5.2.2.2$Windows_x86 LibreOffice_project/8f96e87c890bf8fa77463cd4b640a2312823f3ad</meta:generator>
    <meta:document-statistic meta:table-count="2" meta:cell-count="374" meta:object-count="0"/>
  </office:meta>
</office:document-meta>
</file>